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PT Serif" fo:font-size="11pt" style:font-size-asian="11pt" style:font-size-complex="11pt"/>
    </style:style>
    <style:style style:name="ce3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7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PT Serif1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2" table:default-cell-style-name="ce9"/>
        <table:table-column table:style-name="co2" table:number-columns-repeated="3" table:default-cell-style-name="ce2"/>
        <table:table-column table:style-name="co2" table:default-cell-style-name="ce12"/>
        <table:table-column table:style-name="co2" table:number-columns-repeated="1008" table:default-cell-style-name="ce2"/>
        <table:table-row table:style-name="ro1">
          <table:table-cell table:style-name="ce1" office:value-type="string">
            <text:p>Bill of Parts</text:p>
          </table:table-cell>
          <table:table-cell table:style-name="ce1" table:number-columns-repeated="10"/>
          <table:table-cell table:style-name="ce8"/>
          <table:table-cell table:style-name="ce1" table:number-columns-repeated="3"/>
          <table:table-cell table:style-name="ce11"/>
          <table:table-cell table:style-name="ce1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umber of packs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US$ rate</text:p>
          </table:table-cell>
          <table:table-cell office:value-type="float" office:value="1.55">
            <text:p>1.5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3"/>
          <table:table-cell table:style-name="ce9" table:number-columns-repeated="2"/>
          <table:table-cell table:number-columns-repeated="1009"/>
        </table:table-row>
        <table:table-row table:style-name="ro2">
          <table:table-cell table:style-name="ce3" office:value-type="string">
            <text:p>Item</text:p>
          </table:table-cell>
          <table:table-cell table:style-name="ce5" office:value-type="string">
            <text:p>Qty</text:p>
          </table:table-cell>
          <table:table-cell table:style-name="ce5" office:value-type="string">
            <text:p>Tot Qty</text:p>
          </table:table-cell>
          <table:table-cell table:style-name="ce5" office:value-type="string">
            <text:p>Farnell</text:p>
          </table:table-cell>
          <table:table-cell table:style-name="ce5" office:value-type="string">
            <text:p>CPC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Mouser</text:p>
          </table:table-cell>
          <table:table-cell table:style-name="ce5" office:value-type="string">
            <text:p>Tayda</text:p>
          </table:table-cell>
          <table:table-cell table:style-name="ce5" office:value-type="string">
            <text:p>Amazon</text:p>
          </table:table-cell>
          <table:table-cell table:style-name="ce5" office:value-type="string">
            <text:p>eBay</text:p>
          </table:table-cell>
          <table:table-cell table:style-name="ce5" office:value-type="string">
            <text:p>99p Store</text:p>
          </table:table-cell>
          <table:table-cell table:style-name="ce5" office:value-type="string">
            <text:p>Preferred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Per Pack</text:p>
          </table:table-cell>
          <table:table-cell table:style-name="ce13"/>
          <table:table-cell table:style-name="ce3" table:number-columns-repeated="1008"/>
        </table:table-row>
        <table:table-row table:style-name="ro2">
          <table:table-cell office:value-type="string">
            <text:p>Shipping</text:p>
          </table:table-cell>
          <table:table-cell table:number-columns-repeated="2"/>
          <table:table-cell table:style-name="ce6" table:number-columns-repeated="4"/>
          <table:table-cell table:style-name="ce6" table:formula="of:=6.93/USRATE" office:value-type="currency" office:currency="GBP" office:value="4.47096774193548">
            <text:p>£4.47</text:p>
          </table:table-cell>
          <table:table-cell table:style-name="ce6" table:number-columns-repeated="3"/>
          <table:table-cell/>
          <table:table-cell table:style-name="ce6"/>
          <table:table-cell table:formula="of:=SUM([.D9:.K9])" office:value-type="currency" office:currency="GBP" office:value="4.47096774193548">
            <text:p>£4.47</text:p>
          </table:table-cell>
          <table:table-cell table:formula="of:=[.N9]/NUMPACKS" office:value-type="currency" office:currency="GBP" office:value="0.0894193548387097">
            <text:p>£0.09</text:p>
          </table:table-cell>
          <table:table-cell table:number-columns-repeated="1009"/>
        </table:table-row>
        <table:table-row table:style-name="ro2">
          <table:table-cell office:value-type="string">
            <text:p>Insulated bag</text:p>
          </table:table-cell>
          <table:table-cell office:value-type="float" office:value="1">
            <text:p>1</text:p>
          </table:table-cell>
          <table:table-cell table:formula="of:=[.B10]*NUMPACKS" office:value-type="float" office:value="50">
            <text:p>50</text:p>
          </table:table-cell>
          <table:table-cell table:style-name="ce6" table:formula="of:=10.31/100" office:value-type="currency" office:currency="GBP" office:value="0.1031">
            <text:p>£0.10</text:p>
          </table:table-cell>
          <table:table-cell table:style-name="ce6" table:number-columns-repeated="7"/>
          <table:table-cell office:value-type="string">
            <text:p>Farnell</text:p>
          </table:table-cell>
          <table:table-cell table:style-name="ce6" table:formula="of:=HLOOKUP([.L10];[.$D$8:.$K$32];ROW([.$M10])-ROW([.$M$10])+3;0)" office:value-type="currency" office:currency="GBP" office:value="0.1031">
            <text:p>£0.10</text:p>
          </table:table-cell>
          <table:table-cell table:formula="of:=[.M10]*[.C10]" office:value-type="currency" office:currency="GBP" office:value="5.155">
            <text:p>£5.16</text:p>
          </table:table-cell>
          <table:table-cell table:formula="of:=[.N10]/NUMPACKS" office:value-type="currency" office:currency="GBP" office:value="0.1031">
            <text:p>£0.10</text:p>
          </table:table-cell>
          <table:table-cell office:value-type="string">
            <text:p>F</text:p>
          </table:table-cell>
          <table:table-cell table:number-columns-repeated="1008"/>
        </table:table-row>
        <table:table-row table:style-name="ro2">
          <table:table-cell office:value-type="string">
            <text:p>1” x 2” Conductive foam</text:p>
          </table:table-cell>
          <table:table-cell office:value-type="float" office:value="1">
            <text:p>1</text:p>
          </table:table-cell>
          <table:table-cell table:formula="of:=[.B11]*NUMPACKS" office:value-type="float" office:value="50">
            <text:p>50</text:p>
          </table:table-cell>
          <table:table-cell table:style-name="ce6" table:formula="of:=1.87/50" office:value-type="currency" office:currency="GBP" office:value="0.0374">
            <text:p>£0.04</text:p>
          </table:table-cell>
          <table:table-cell table:style-name="ce6" table:number-columns-repeated="7"/>
          <table:table-cell office:value-type="string">
            <text:p>Farnell</text:p>
          </table:table-cell>
          <table:table-cell table:style-name="ce6" table:formula="of:=HLOOKUP([.L11];[.$D$8:.$K$32];ROW([.$M11])-ROW([.$M$10])+3;0)" office:value-type="currency" office:currency="GBP" office:value="0.0374">
            <text:p>£0.04</text:p>
          </table:table-cell>
          <table:table-cell table:formula="of:=[.M11]*[.C11]" office:value-type="currency" office:currency="GBP" office:value="1.87">
            <text:p>£1.87</text:p>
          </table:table-cell>
          <table:table-cell table:formula="of:=[.N11]/NUMPACKS" office:value-type="currency" office:currency="GBP" office:value="0.0374">
            <text:p>£0.04</text:p>
          </table:table-cell>
          <table:table-cell office:value-type="string">
            <text:p>F</text:p>
          </table:table-cell>
          <table:table-cell table:number-columns-repeated="1008"/>
        </table:table-row>
        <table:table-row table:style-name="ro2">
          <table:table-cell office:value-type="string">
            <text:p>Battery box (3xAA)</text:p>
          </table:table-cell>
          <table:table-cell office:value-type="float" office:value="1">
            <text:p>1</text:p>
          </table:table-cell>
          <table:table-cell table:formula="of:=[.B12]*NUMPACKS" office:value-type="float" office:value="50">
            <text:p>50</text:p>
          </table:table-cell>
          <table:table-cell table:style-name="ce6" office:value-type="currency" office:currency="GBP" office:value="0.79">
            <text:p>£0.79</text:p>
          </table:table-cell>
          <table:table-cell table:style-name="ce6" office:value-type="currency" office:currency="GBP" office:value="0.93">
            <text:p>£0.93</text:p>
          </table:table-cell>
          <table:table-cell table:style-name="ce6" office:value-type="currency" office:currency="GBP" office:value="2.94">
            <text:p>£2.94</text:p>
          </table:table-cell>
          <table:table-cell table:style-name="ce6" office:value-type="currency" office:currency="GBP" office:value="0.6">
            <text:p>£0.60</text:p>
          </table:table-cell>
          <table:table-cell table:style-name="ce6" table:formula="of:=0.26/USRATE" office:value-type="currency" office:currency="GBP" office:value="0.167741935483871">
            <text:p>£0.17</text:p>
          </table:table-cell>
          <table:table-cell table:style-name="ce6" table:number-columns-repeated="3"/>
          <table:table-cell office:value-type="string">
            <text:p>Tayda</text:p>
          </table:table-cell>
          <table:table-cell table:style-name="ce6" table:formula="of:=HLOOKUP([.L12];[.$D$8:.$K$32];ROW([.$M12])-ROW([.$M$10])+3;0)" office:value-type="currency" office:currency="GBP" office:value="0.167741935483871">
            <text:p>£0.17</text:p>
          </table:table-cell>
          <table:table-cell table:formula="of:=[.M12]*[.C12]" office:value-type="currency" office:currency="GBP" office:value="8.38709677419355">
            <text:p>£8.39</text:p>
          </table:table-cell>
          <table:table-cell table:formula="of:=[.N12]/NUMPACKS" office:value-type="currency" office:currency="GBP" office:value="0.167741935483871">
            <text:p>£0.17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2">
          <table:table-cell office:value-type="string">
            <text:p>Rubber band</text:p>
          </table:table-cell>
          <table:table-cell office:value-type="float" office:value="1">
            <text:p>1</text:p>
          </table:table-cell>
          <table:table-cell table:formula="of:=[.B13]*NUMPACKS" office:value-type="float" office:value="50">
            <text:p>50</text:p>
          </table:table-cell>
          <table:table-cell table:style-name="ce6" table:number-columns-repeated="7"/>
          <table:table-cell table:style-name="ce6" table:formula="of:=0.99/50" office:value-type="currency" office:currency="GBP" office:value="0.0198">
            <text:p>£0.02</text:p>
          </table:table-cell>
          <table:table-cell office:value-type="string">
            <text:p>99p Store</text:p>
          </table:table-cell>
          <table:table-cell table:style-name="ce6" table:formula="of:=HLOOKUP([.L13];[.$D$8:.$K$32];ROW([.$M13])-ROW([.$M$10])+3;0)" office:value-type="currency" office:currency="GBP" office:value="0.0198">
            <text:p>£0.02</text:p>
          </table:table-cell>
          <table:table-cell table:formula="of:=[.M13]*[.C13]" office:value-type="currency" office:currency="GBP" office:value="0.99">
            <text:p>£0.99</text:p>
          </table:table-cell>
          <table:table-cell table:formula="of:=[.N13]/NUMPACKS" office:value-type="currency" office:currency="GBP" office:value="0.0198">
            <text:p>£0.02</text:p>
          </table:table-cell>
          <table:table-cell table:number-columns-repeated="1009"/>
        </table:table-row>
        <table:table-row table:style-name="ro2">
          <table:table-cell office:value-type="string">
            <text:p>AA battery</text:p>
          </table:table-cell>
          <table:table-cell office:value-type="float" office:value="3">
            <text:p>3</text:p>
          </table:table-cell>
          <table:table-cell table:formula="of:=[.B14]*NUMPACKS" office:value-type="float" office:value="150">
            <text:p>150</text:p>
          </table:table-cell>
          <table:table-cell table:style-name="ce6" table:number-columns-repeated="7"/>
          <table:table-cell table:style-name="ce6" table:formula="of:=1/11" office:value-type="currency" office:currency="GBP" office:value="0.0909090909090909">
            <text:p>£0.09</text:p>
          </table:table-cell>
          <table:table-cell office:value-type="string">
            <text:p>99p Store</text:p>
          </table:table-cell>
          <table:table-cell table:style-name="ce6" table:formula="of:=HLOOKUP([.L14];[.$D$8:.$K$32];ROW([.$M14])-ROW([.$M$10])+3;0)" office:value-type="currency" office:currency="GBP" office:value="0.0909090909090909">
            <text:p>£0.09</text:p>
          </table:table-cell>
          <table:table-cell table:formula="of:=[.M14]*[.C14]" office:value-type="currency" office:currency="GBP" office:value="13.6363636363636">
            <text:p>£13.64</text:p>
          </table:table-cell>
          <table:table-cell table:formula="of:=[.N14]/NUMPACKS" office:value-type="currency" office:currency="GBP" office:value="0.272727272727273">
            <text:p>£0.27</text:p>
          </table:table-cell>
          <table:table-cell table:number-columns-repeated="1009"/>
        </table:table-row>
        <table:table-row table:style-name="ro2">
          <table:table-cell office:value-type="string">
            <text:p>breadboard (400 hole)</text:p>
          </table:table-cell>
          <table:table-cell office:value-type="float" office:value="1">
            <text:p>1</text:p>
          </table:table-cell>
          <table:table-cell table:formula="of:=[.B15]*NUMPACKS" office:value-type="float" office:value="50">
            <text:p>50</text:p>
          </table:table-cell>
          <table:table-cell table:style-name="ce6"/>
          <table:table-cell table:style-name="ce6" office:value-type="currency" office:currency="GBP" office:value="1.59">
            <text:p>£1.59</text:p>
          </table:table-cell>
          <table:table-cell table:style-name="ce6"/>
          <table:table-cell table:style-name="ce6" office:value-type="currency" office:currency="GBP" office:value="3.49">
            <text:p>£3.49</text:p>
          </table:table-cell>
          <table:table-cell table:style-name="ce6" table:formula="of:=5.69/USRATE" office:value-type="currency" office:currency="GBP" office:value="3.67096774193548">
            <text:p>£3.67</text:p>
          </table:table-cell>
          <table:table-cell table:style-name="ce6"/>
          <table:table-cell table:style-name="ce6" office:value-type="currency" office:currency="GBP" office:value="2.18">
            <text:p>£2.18</text:p>
          </table:table-cell>
          <table:table-cell table:style-name="ce6"/>
          <table:table-cell office:value-type="string">
            <text:p>CPC</text:p>
          </table:table-cell>
          <table:table-cell table:style-name="ce6" table:formula="of:=HLOOKUP([.L15];[.$D$8:.$K$32];ROW([.$M15])-ROW([.$M$10])+3;0)" office:value-type="currency" office:currency="GBP" office:value="1.59">
            <text:p>£1.59</text:p>
          </table:table-cell>
          <table:table-cell table:formula="of:=[.M15]*[.C15]" office:value-type="currency" office:currency="GBP" office:value="79.5">
            <text:p>£79.50</text:p>
          </table:table-cell>
          <table:table-cell table:formula="of:=[.N15]/NUMPACKS" office:value-type="currency" office:currency="GBP" office:value="1.59">
            <text:p>£1.59</text:p>
          </table:table-cell>
          <table:table-cell office:value-type="string">
            <text:p>C</text:p>
          </table:table-cell>
          <table:table-cell table:number-columns-repeated="1008"/>
        </table:table-row>
        <table:table-row table:style-name="ro2">
          <table:table-cell office:value-type="string">
            <text:p>wires (male-to-male)</text:p>
          </table:table-cell>
          <table:table-cell office:value-type="float" office:value="10">
            <text:p>10</text:p>
          </table:table-cell>
          <table:table-cell table:formula="of:=[.B16]*NUMPACKS" office:value-type="float" office:value="500">
            <text:p>500</text:p>
          </table:table-cell>
          <table:table-cell table:style-name="ce6" table:number-columns-repeated="4"/>
          <table:table-cell table:style-name="ce6" table:formula="of:=3.99/USRATE/40" office:value-type="currency" office:currency="GBP" office:value="0.0643548387096774">
            <text:p>£0.06</text:p>
          </table:table-cell>
          <table:table-cell table:style-name="ce6" table:formula="of:=3.29/65" office:value-type="currency" office:currency="GBP" office:value="0.0506153846153846">
            <text:p>£0.05</text:p>
          </table:table-cell>
          <table:table-cell table:style-name="ce6" table:number-columns-repeated="2"/>
          <table:table-cell office:value-type="string">
            <text:p>Amazon</text:p>
          </table:table-cell>
          <table:table-cell table:style-name="ce6" table:formula="of:=HLOOKUP([.L16];[.$D$8:.$K$32];ROW([.$M16])-ROW([.$M$10])+3;0)" office:value-type="currency" office:currency="GBP" office:value="0.0506153846153846">
            <text:p>£0.05</text:p>
          </table:table-cell>
          <table:table-cell table:formula="of:=[.M16]*[.C16]" office:value-type="currency" office:currency="GBP" office:value="25.3076923076923">
            <text:p>£25.31</text:p>
          </table:table-cell>
          <table:table-cell table:formula="of:=[.N16]/NUMPACKS" office:value-type="currency" office:currency="GBP" office:value="0.506153846153846">
            <text:p>£0.51</text:p>
          </table:table-cell>
          <table:table-cell table:number-columns-repeated="1009"/>
        </table:table-row>
        <table:table-row table:style-name="ro2">
          <table:table-cell office:value-type="string">
            <text:p>ATMega328-PU</text:p>
          </table:table-cell>
          <table:table-cell office:value-type="float" office:value="1">
            <text:p>1</text:p>
          </table:table-cell>
          <table:table-cell table:formula="of:=[.B17]*NUMPACKS" office:value-type="float" office:value="50">
            <text:p>50</text:p>
          </table:table-cell>
          <table:table-cell table:style-name="ce6" office:value-type="currency" office:currency="GBP" office:value="1.27">
            <text:p>£1.27</text:p>
          </table:table-cell>
          <table:table-cell table:style-name="ce6" office:value-type="currency" office:currency="GBP" office:value="1.64">
            <text:p>£1.64</text:p>
          </table:table-cell>
          <table:table-cell table:style-name="ce6" office:value-type="currency" office:currency="GBP" office:value="2.68">
            <text:p>£2.68</text:p>
          </table:table-cell>
          <table:table-cell table:style-name="ce6" office:value-type="currency" office:currency="GBP" office:value="1.26">
            <text:p>£1.26</text:p>
          </table:table-cell>
          <table:table-cell table:style-name="ce6" table:formula="of:=3.5/USRATE" office:value-type="currency" office:currency="GBP" office:value="2.25806451612903">
            <text:p>£2.26</text:p>
          </table:table-cell>
          <table:table-cell table:style-name="ce6" table:number-columns-repeated="3"/>
          <table:table-cell office:value-type="string">
            <text:p>Farnell</text:p>
          </table:table-cell>
          <table:table-cell table:style-name="ce6" table:formula="of:=HLOOKUP([.L17];[.$D$8:.$K$32];ROW([.$M17])-ROW([.$M$10])+3;0)" office:value-type="currency" office:currency="GBP" office:value="1.27">
            <text:p>£1.27</text:p>
          </table:table-cell>
          <table:table-cell table:formula="of:=[.M17]*[.C17]" office:value-type="currency" office:currency="GBP" office:value="63.5">
            <text:p>£63.50</text:p>
          </table:table-cell>
          <table:table-cell table:formula="of:=[.N17]/NUMPACKS" office:value-type="currency" office:currency="GBP" office:value="1.27">
            <text:p>£1.27</text:p>
          </table:table-cell>
          <table:table-cell office:value-type="string">
            <text:p>F</text:p>
          </table:table-cell>
          <table:table-cell table:number-columns-repeated="1008"/>
        </table:table-row>
        <table:table-row table:style-name="ro2">
          <table:table-cell office:value-type="string">
            <text:p>100nF capacitor</text:p>
          </table:table-cell>
          <table:table-cell office:value-type="float" office:value="1">
            <text:p>1</text:p>
          </table:table-cell>
          <table:table-cell table:formula="of:=[.B18]*NUMPACKS" office:value-type="float" office:value="50">
            <text:p>50</text:p>
          </table:table-cell>
          <table:table-cell table:style-name="ce6" office:value-type="currency" office:currency="GBP" office:value="0.07">
            <text:p>£0.07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058">
            <text:p>£0.06</text:p>
          </table:table-cell>
          <table:table-cell table:style-name="ce6" office:value-type="currency" office:currency="GBP" office:value="0.203">
            <text:p>£0.20</text:p>
          </table:table-cell>
          <table:table-cell table:style-name="ce6" table:formula="of:=0.5/USRATE/50" office:value-type="currency" office:currency="GBP" office:value="0.00645161290322581">
            <text:p>£0.01</text:p>
          </table:table-cell>
          <table:table-cell table:style-name="ce6" table:number-columns-repeated="3"/>
          <table:table-cell office:value-type="string">
            <text:p>Tayda</text:p>
          </table:table-cell>
          <table:table-cell table:style-name="ce6" table:formula="of:=HLOOKUP([.L18];[.$D$8:.$K$32];ROW([.$M18])-ROW([.$M$10])+3;0)" office:value-type="currency" office:currency="GBP" office:value="0.00645161290322581">
            <text:p>£0.01</text:p>
          </table:table-cell>
          <table:table-cell table:formula="of:=[.M18]*[.C18]" office:value-type="currency" office:currency="GBP" office:value="0.32258064516129">
            <text:p>£0.32</text:p>
          </table:table-cell>
          <table:table-cell table:formula="of:=[.N18]/NUMPACKS" office:value-type="currency" office:currency="GBP" office:value="0.00645161290322581">
            <text:p>£0.01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2"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 table:formula="of:=[.B19]*NUMPACKS" office:value-type="float" office:value="100">
            <text:p>100</text:p>
          </table:table-cell>
          <table:table-cell table:style-name="ce6" office:value-type="currency" office:currency="GBP" office:value="0.009">
            <text:p>£0.01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184">
            <text:p>£0.18</text:p>
          </table:table-cell>
          <table:table-cell table:style-name="ce6" office:value-type="currency" office:currency="GBP" office:value="0.065">
            <text:p>£0.07</text:p>
          </table:table-cell>
          <table:table-cell table:style-name="ce6" table:formula="of:=0.9/USRATE/100" office:value-type="currency" office:currency="GBP" office:value="0.00580645161290323">
            <text:p>£0.01</text:p>
          </table:table-cell>
          <table:table-cell table:style-name="ce6" table:number-columns-repeated="3"/>
          <table:table-cell office:value-type="string">
            <text:p>Tayda</text:p>
          </table:table-cell>
          <table:table-cell table:style-name="ce6" table:formula="of:=HLOOKUP([.L19];[.$D$8:.$K$32];ROW([.$M19])-ROW([.$M$10])+3;0)" office:value-type="currency" office:currency="GBP" office:value="0.00580645161290323">
            <text:p>£0.01</text:p>
          </table:table-cell>
          <table:table-cell table:formula="of:=[.M19]*[.C19]" office:value-type="currency" office:currency="GBP" office:value="0.580645161290323">
            <text:p>£0.58</text:p>
          </table:table-cell>
          <table:table-cell table:formula="of:=[.N19]/NUMPACKS" office:value-type="currency" office:currency="GBP" office:value="0.0116129032258065">
            <text:p>£0.01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3">
          <table:table-cell office:value-type="string">
            <text:p>10k<text:span text:style-name="T1">Ω resistor</text:span></text:p>
          </table:table-cell>
          <table:table-cell office:value-type="float" office:value="1">
            <text:p>1</text:p>
          </table:table-cell>
          <table:table-cell table:formula="of:=[.B20]*NUMPACKS" office:value-type="float" office:value="50">
            <text:p>50</text:p>
          </table:table-cell>
          <table:table-cell table:style-name="ce6" office:value-type="currency" office:currency="GBP" office:value="0.016">
            <text:p>£0.02</text:p>
          </table:table-cell>
          <table:table-cell table:style-name="ce6" office:value-type="currency" office:currency="GBP" office:value="0.29">
            <text:p>£0.29</text:p>
          </table:table-cell>
          <table:table-cell table:style-name="ce6" office:value-type="currency" office:currency="GBP" office:value="0.021">
            <text:p>£0.02</text:p>
          </table:table-cell>
          <table:table-cell table:style-name="ce6" office:value-type="currency" office:currency="GBP" office:value="0.237">
            <text:p>£0.24</text:p>
          </table:table-cell>
          <table:table-cell table:style-name="ce6" table:formula="of:=0.75/USRATE/50" office:value-type="currency" office:currency="GBP" office:value="0.00967741935483871">
            <text:p>£0.01</text:p>
          </table:table-cell>
          <table:table-cell table:style-name="ce6" table:number-columns-repeated="3"/>
          <table:table-cell office:value-type="string">
            <text:p>Tayda</text:p>
          </table:table-cell>
          <table:table-cell table:style-name="ce6" table:formula="of:=HLOOKUP([.L20];[.$D$8:.$K$32];ROW([.$M20])-ROW([.$M$10])+3;0)" office:value-type="currency" office:currency="GBP" office:value="0.00967741935483871">
            <text:p>£0.01</text:p>
          </table:table-cell>
          <table:table-cell table:formula="of:=[.M20]*[.C20]" office:value-type="currency" office:currency="GBP" office:value="0.483870967741935">
            <text:p>£0.48</text:p>
          </table:table-cell>
          <table:table-cell table:formula="of:=[.N20]/NUMPACKS" office:value-type="currency" office:currency="GBP" office:value="0.00967741935483871">
            <text:p>£0.01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2">
          <table:table-cell office:value-type="string">
            <text:p>16MHz quartz crystal</text:p>
          </table:table-cell>
          <table:table-cell office:value-type="float" office:value="1">
            <text:p>1</text:p>
          </table:table-cell>
          <table:table-cell table:formula="of:=[.B21]*NUMPACKS" office:value-type="float" office:value="50">
            <text:p>50</text:p>
          </table:table-cell>
          <table:table-cell table:style-name="ce6" office:value-type="currency" office:currency="GBP" office:value="0.22">
            <text:p>£0.22</text:p>
          </table:table-cell>
          <table:table-cell table:style-name="ce6" office:value-type="currency" office:currency="GBP" office:value="0.49">
            <text:p>£0.49</text:p>
          </table:table-cell>
          <table:table-cell table:style-name="ce6" table:number-columns-repeated="2"/>
          <table:table-cell table:style-name="ce6" table:formula="of:=5/USRATE/50" office:value-type="currency" office:currency="GBP" office:value="0.0645161290322581">
            <text:p>£0.06</text:p>
          </table:table-cell>
          <table:table-cell table:style-name="ce6" table:number-columns-repeated="3"/>
          <table:table-cell office:value-type="string">
            <text:p>Tayda</text:p>
          </table:table-cell>
          <table:table-cell table:style-name="ce6" table:formula="of:=HLOOKUP([.L21];[.$D$8:.$K$32];ROW([.$M21])-ROW([.$M$10])+3;0)" office:value-type="currency" office:currency="GBP" office:value="0.0645161290322581">
            <text:p>£0.06</text:p>
          </table:table-cell>
          <table:table-cell table:formula="of:=[.M21]*[.C21]" office:value-type="currency" office:currency="GBP" office:value="3.2258064516129">
            <text:p>£3.23</text:p>
          </table:table-cell>
          <table:table-cell table:formula="of:=[.N21]/NUMPACKS" office:value-type="currency" office:currency="GBP" office:value="0.0645161290322581">
            <text:p>£0.06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2">
          <table:table-cell table:style-name="ce4" table:number-columns-repeated="3"/>
          <table:table-cell table:style-name="ce7" table:number-columns-repeated="8"/>
          <table:table-cell table:style-name="ce10"/>
          <table:table-cell table:style-name="ce7"/>
          <table:table-cell table:style-name="ce4" table:formula="of:=SUM([.N9:.N21])" office:value-type="currency" office:currency="GBP" office:value="207.430023685991">
            <text:p>£207.43</text:p>
          </table:table-cell>
          <table:table-cell table:style-name="ce4" table:formula="of:=SUM([.O9:.O21])" office:value-type="currency" office:currency="GBP" office:value="4.14860047371983">
            <text:p>£4.15</text:p>
          </table:table-cell>
          <table:table-cell table:style-name="ce14"/>
          <table:table-cell table:style-name="ce4" table:number-columns-repeated="1008"/>
        </table:table-row>
        <table:table-row table:style-name="ro2">
          <table:table-cell table:style-name="ce3" office:value-type="string">
            <text:p>Blink/PoV</text:p>
          </table:table-cell>
          <table:table-cell table:style-name="ce3" table:number-columns-repeated="2"/>
          <table:table-cell table:style-name="ce6" table:number-columns-repeated="8"/>
          <table:table-cell table:style-name="ce5"/>
          <table:table-cell table:style-name="ce6"/>
          <table:table-cell table:style-name="ce3" table:number-columns-repeated="2"/>
          <table:table-cell table:style-name="ce13"/>
          <table:table-cell table:style-name="ce3" table:number-columns-repeated="1008"/>
        </table:table-row>
        <table:table-row table:style-name="ro3">
          <table:table-cell office:value-type="string">
            <text:p>100<text:span text:style-name="T1">Ω resistor</text:span></text:p>
          </table:table-cell>
          <table:table-cell office:value-type="float" office:value="1">
            <text:p>1</text:p>
          </table:table-cell>
          <table:table-cell table:formula="of:=[.B24]*NUMPACKS" office:value-type="float" office:value="50">
            <text:p>50</text:p>
          </table:table-cell>
          <table:table-cell table:style-name="ce6" office:value-type="currency" office:currency="GBP" office:value="0.015">
            <text:p>£0.02</text:p>
          </table:table-cell>
          <table:table-cell table:style-name="ce6" office:value-type="currency" office:currency="GBP" office:value="0.09">
            <text:p>£0.09</text:p>
          </table:table-cell>
          <table:table-cell table:style-name="ce6" office:value-type="currency" office:currency="GBP" office:value="0.027">
            <text:p>£0.03</text:p>
          </table:table-cell>
          <table:table-cell table:style-name="ce6" office:value-type="currency" office:currency="GBP" office:value="0.118">
            <text:p>£0.12</text:p>
          </table:table-cell>
          <table:table-cell table:style-name="ce6" table:formula="of:=0.75/USRATE/50" office:value-type="currency" office:currency="GBP" office:value="0.00967741935483871">
            <text:p>£0.01</text:p>
          </table:table-cell>
          <table:table-cell table:style-name="ce6" table:number-columns-repeated="3"/>
          <table:table-cell office:value-type="string">
            <text:p>Tayda</text:p>
          </table:table-cell>
          <table:table-cell table:style-name="ce6" table:formula="of:=HLOOKUP([.L24];[.$D$8:.$K$32];ROW([.$M24])-ROW([.$M$10])+3;0)" office:value-type="currency" office:currency="GBP" office:value="0.00967741935483871">
            <text:p>£0.01</text:p>
          </table:table-cell>
          <table:table-cell table:formula="of:=[.M24]*[.C24]" office:value-type="currency" office:currency="GBP" office:value="0.483870967741935">
            <text:p>£0.48</text:p>
          </table:table-cell>
          <table:table-cell table:formula="of:=[.N24]/NUMPACKS" office:value-type="currency" office:currency="GBP" office:value="0.00967741935483871">
            <text:p>£0.01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2">
          <table:table-cell office:value-type="string">
            <text:p>500mCd red LED</text:p>
          </table:table-cell>
          <table:table-cell office:value-type="float" office:value="8">
            <text:p>8</text:p>
          </table:table-cell>
          <table:table-cell table:formula="of:=[.B25]*NUMPACKS" office:value-type="float" office:value="400">
            <text:p>400</text:p>
          </table:table-cell>
          <table:table-cell table:style-name="ce6" office:value-type="currency" office:currency="GBP" office:value="0.057">
            <text:p>£0.06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048">
            <text:p>£0.05</text:p>
          </table:table-cell>
          <table:table-cell table:style-name="ce6" table:number-columns-repeated="5"/>
          <table:table-cell office:value-type="string">
            <text:p>RS</text:p>
          </table:table-cell>
          <table:table-cell table:style-name="ce6" table:formula="of:=HLOOKUP([.L25];[.$D$8:.$K$32];ROW([.$M25])-ROW([.$M$10])+3;0)" office:value-type="currency" office:currency="GBP" office:value="0.048">
            <text:p>£0.05</text:p>
          </table:table-cell>
          <table:table-cell table:formula="of:=[.M25]*[.C25]" office:value-type="currency" office:currency="GBP" office:value="19.2">
            <text:p>£19.20</text:p>
          </table:table-cell>
          <table:table-cell table:formula="of:=[.N25]/NUMPACKS" office:value-type="currency" office:currency="GBP" office:value="0.384">
            <text:p>£0.38</text:p>
          </table:table-cell>
          <table:table-cell office:value-type="string">
            <text:p>R</text:p>
          </table:table-cell>
          <table:table-cell table:number-columns-repeated="1008"/>
        </table:table-row>
        <table:table-row table:style-name="ro4">
          <table:table-cell table:style-name="Default" table:number-columns-repeated="15"/>
          <table:table-cell table:style-name="ce15"/>
          <table:table-cell table:style-name="Default" table:number-columns-repeated="1008"/>
        </table:table-row>
        <table:table-row table:style-name="ro2">
          <table:table-cell table:style-name="ce4" table:number-columns-repeated="3"/>
          <table:table-cell table:style-name="ce7" table:number-columns-repeated="8"/>
          <table:table-cell table:style-name="ce10"/>
          <table:table-cell table:style-name="ce7"/>
          <table:table-cell table:style-name="ce4" table:formula="of:=SUM([.N24:.N26])" office:value-type="currency" office:currency="GBP" office:value="19.6838709677419">
            <text:p>£19.68</text:p>
          </table:table-cell>
          <table:table-cell table:style-name="ce4" table:formula="of:=SUM([.O24:.O26])" office:value-type="currency" office:currency="GBP" office:value="0.393677419354839">
            <text:p>£0.39</text:p>
          </table:table-cell>
          <table:table-cell table:style-name="ce14"/>
          <table:table-cell table:style-name="ce4" table:number-columns-repeated="1008"/>
        </table:table-row>
        <table:table-row table:style-name="ro2">
          <table:table-cell table:style-name="ce3" office:value-type="string">
            <text:p>Protected</text:p>
          </table:table-cell>
          <table:table-cell table:style-name="ce3" table:number-columns-repeated="2"/>
          <table:table-cell table:style-name="ce6" table:number-columns-repeated="8"/>
          <table:table-cell table:style-name="ce5"/>
          <table:table-cell table:style-name="ce6"/>
          <table:table-cell table:style-name="ce3" table:number-columns-repeated="2"/>
          <table:table-cell table:style-name="ce13"/>
          <table:table-cell table:style-name="ce3" table:number-columns-repeated="1008"/>
        </table:table-row>
        <table:table-row table:style-name="ro2">
          <table:table-cell office:value-type="string">
            <text:p>100nF capacitor</text:p>
          </table:table-cell>
          <table:table-cell office:value-type="float" office:value="3">
            <text:p>3</text:p>
          </table:table-cell>
          <table:table-cell table:formula="of:=[.B29]*NUMPACKS" office:value-type="float" office:value="150">
            <text:p>150</text:p>
          </table:table-cell>
          <table:table-cell table:style-name="ce6" office:value-type="currency" office:currency="GBP" office:value="0.07">
            <text:p>£0.07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058">
            <text:p>£0.06</text:p>
          </table:table-cell>
          <table:table-cell table:style-name="ce6" office:value-type="currency" office:currency="GBP" office:value="0.203">
            <text:p>£0.20</text:p>
          </table:table-cell>
          <table:table-cell table:style-name="ce6" table:formula="of:=0.5/USRATE/50" office:value-type="currency" office:currency="GBP" office:value="0.00645161290322581">
            <text:p>£0.01</text:p>
          </table:table-cell>
          <table:table-cell table:style-name="ce6" table:number-columns-repeated="3"/>
          <table:table-cell office:value-type="string">
            <text:p>Tayda</text:p>
          </table:table-cell>
          <table:table-cell table:style-name="ce6" table:formula="of:=HLOOKUP([.L29];[.$D$8:.$K$32];ROW([.$M29])-ROW([.$M$10])+3;0)" office:value-type="currency" office:currency="GBP" office:value="0.00645161290322581">
            <text:p>£0.01</text:p>
          </table:table-cell>
          <table:table-cell table:formula="of:=[.M29]*[.C29]" office:value-type="currency" office:currency="GBP" office:value="0.967741935483871">
            <text:p>£0.97</text:p>
          </table:table-cell>
          <table:table-cell table:formula="of:=[.N29]/NUMPACKS" office:value-type="currency" office:currency="GBP" office:value="0.0193548387096774">
            <text:p>£0.02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3">
          <table:table-cell office:value-type="string">
            <text:p>10<text:span text:style-name="T1">μF capacitor</text:span></text:p>
          </table:table-cell>
          <table:table-cell office:value-type="float" office:value="1">
            <text:p>1</text:p>
          </table:table-cell>
          <table:table-cell table:formula="of:=[.B30]*NUMPACKS" office:value-type="float" office:value="50">
            <text:p>50</text:p>
          </table:table-cell>
          <table:table-cell table:style-name="ce6" office:value-type="currency" office:currency="GBP" office:value="0.009">
            <text:p>£0.01</text:p>
          </table:table-cell>
          <table:table-cell table:style-name="ce6" office:value-type="currency" office:currency="GBP" office:value="0.02">
            <text:p>£0.02</text:p>
          </table:table-cell>
          <table:table-cell table:style-name="ce6" office:value-type="currency" office:currency="GBP" office:value="0.056">
            <text:p>£0.06</text:p>
          </table:table-cell>
          <table:table-cell table:style-name="ce6" office:value-type="currency" office:currency="GBP" office:value="0.049">
            <text:p>£0.05</text:p>
          </table:table-cell>
          <table:table-cell table:style-name="ce6" table:formula="of:=1/USRATE/50" office:value-type="currency" office:currency="GBP" office:value="0.0129032258064516">
            <text:p>£0.01</text:p>
          </table:table-cell>
          <table:table-cell table:style-name="ce6" table:number-columns-repeated="3"/>
          <table:table-cell office:value-type="string">
            <text:p>Tayda</text:p>
          </table:table-cell>
          <table:table-cell table:style-name="ce6" table:formula="of:=HLOOKUP([.L30];[.$D$8:.$K$32];ROW([.$M30])-ROW([.$M$10])+3;0)" office:value-type="currency" office:currency="GBP" office:value="0.0129032258064516">
            <text:p>£0.01</text:p>
          </table:table-cell>
          <table:table-cell table:formula="of:=[.M30]*[.C30]" office:value-type="currency" office:currency="GBP" office:value="0.645161290322581">
            <text:p>£0.65</text:p>
          </table:table-cell>
          <table:table-cell table:formula="of:=[.N30]/NUMPACKS" office:value-type="currency" office:currency="GBP" office:value="0.0129032258064516">
            <text:p>£0.01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2">
          <table:table-cell office:value-type="string">
            <text:p>6mm tactile switch</text:p>
          </table:table-cell>
          <table:table-cell office:value-type="float" office:value="1">
            <text:p>1</text:p>
          </table:table-cell>
          <table:table-cell table:formula="of:=[.B31]*NUMPACKS" office:value-type="float" office:value="50">
            <text:p>50</text:p>
          </table:table-cell>
          <table:table-cell table:style-name="ce6" office:value-type="currency" office:currency="GBP" office:value="0.049">
            <text:p>£0.05</text:p>
          </table:table-cell>
          <table:table-cell table:style-name="ce6" office:value-type="currency" office:currency="GBP" office:value="0.12">
            <text:p>£0.12</text:p>
          </table:table-cell>
          <table:table-cell table:style-name="ce6" office:value-type="currency" office:currency="GBP" office:value="0.07">
            <text:p>£0.07</text:p>
          </table:table-cell>
          <table:table-cell table:style-name="ce6" office:value-type="currency" office:currency="GBP" office:value="0.154">
            <text:p>£0.15</text:p>
          </table:table-cell>
          <table:table-cell table:style-name="ce6" table:number-columns-repeated="4"/>
          <table:table-cell office:value-type="string">
            <text:p>Farnell</text:p>
          </table:table-cell>
          <table:table-cell table:style-name="ce6" table:formula="of:=HLOOKUP([.L31];[.$D$8:.$K$32];ROW([.$M31])-ROW([.$M$10])+3;0)" office:value-type="currency" office:currency="GBP" office:value="0.049">
            <text:p>£0.05</text:p>
          </table:table-cell>
          <table:table-cell table:formula="of:=[.M31]*[.C31]" office:value-type="currency" office:currency="GBP" office:value="2.45">
            <text:p>£2.45</text:p>
          </table:table-cell>
          <table:table-cell table:formula="of:=[.N31]/NUMPACKS" office:value-type="currency" office:currency="GBP" office:value="0.049">
            <text:p>£0.05</text:p>
          </table:table-cell>
          <table:table-cell office:value-type="string">
            <text:p>F</text:p>
          </table:table-cell>
          <table:table-cell table:number-columns-repeated="1008"/>
        </table:table-row>
        <table:table-row table:style-name="ro2"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formula="of:=[.B32]*NUMPACKS" office:value-type="float" office:value="50">
            <text:p>50</text:p>
          </table:table-cell>
          <table:table-cell table:style-name="ce6" office:value-type="currency" office:currency="GBP" office:value="0.013">
            <text:p>£0.01</text:p>
          </table:table-cell>
          <table:table-cell table:style-name="ce6" office:value-type="currency" office:currency="GBP" office:value="0.016">
            <text:p>£0.02</text:p>
          </table:table-cell>
          <table:table-cell table:style-name="ce6" office:value-type="currency" office:currency="GBP" office:value="0.055">
            <text:p>£0.06</text:p>
          </table:table-cell>
          <table:table-cell table:style-name="ce6" office:value-type="currency" office:currency="GBP" office:value="0.035">
            <text:p>£0.04</text:p>
          </table:table-cell>
          <table:table-cell table:style-name="ce6" table:formula="of:=0.5/USRATE/50" office:value-type="currency" office:currency="GBP" office:value="0.00645161290322581">
            <text:p>£0.01</text:p>
          </table:table-cell>
          <table:table-cell table:style-name="ce6" table:number-columns-repeated="3"/>
          <table:table-cell office:value-type="string">
            <text:p>Tayda</text:p>
          </table:table-cell>
          <table:table-cell table:style-name="ce6" table:formula="of:=HLOOKUP([.L32];[.$D$8:.$K$32];ROW([.$M32])-ROW([.$M$10])+3;0)" office:value-type="currency" office:currency="GBP" office:value="0.00645161290322581">
            <text:p>£0.01</text:p>
          </table:table-cell>
          <table:table-cell table:formula="of:=[.M32]*[.C32]" office:value-type="currency" office:currency="GBP" office:value="0.32258064516129">
            <text:p>£0.32</text:p>
          </table:table-cell>
          <table:table-cell table:formula="of:=[.N32]/NUMPACKS" office:value-type="currency" office:currency="GBP" office:value="0.00645161290322581">
            <text:p>£0.01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2">
          <table:table-cell table:style-name="ce4" table:number-columns-repeated="11"/>
          <table:table-cell table:style-name="ce10"/>
          <table:table-cell table:style-name="ce7"/>
          <table:table-cell table:style-name="ce4" table:formula="of:=SUM([.N29:.N32])" office:value-type="currency" office:currency="GBP" office:value="4.38548387096774">
            <text:p>£4.39</text:p>
          </table:table-cell>
          <table:table-cell table:style-name="ce4" table:formula="of:=SUM([.O29:.O32])" office:value-type="currency" office:currency="GBP" office:value="0.0877096774193548">
            <text:p>£0.09</text:p>
          </table:table-cell>
          <table:table-cell table:style-name="ce14"/>
          <table:table-cell table:style-name="ce4" table:number-columns-repeated="100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NUMPACKS" table:base-cell-address="$Sheet1.$B$3" table:cell-range-address="$Sheet1.$B$3"/>
        <table:named-range table:name="USRATE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3.6$Linux_X86_64 LibreOffice_project/360m1$Build-2</meta:generator>
    <dc:date>2013-10-31T19:19:54</dc:date>
    <dc:creator>Jeremy Bennett</dc:creator>
    <meta:editing-duration>P2DT7H41M39S</meta:editing-duration>
    <meta:editing-cycles>5</meta:editing-cycles>
    <meta:document-statistic meta:table-count="1" meta:cell-count="238" meta:object-count="0"/>
  </office:meta>
</office:document-meta>
</file>